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 style:master-page-name="Standard">
      <style:table-properties style:width="16.995cm" style:page-number="auto" table:align="left"/>
    </style:style>
    <style:style style:name="Таблица2.A" style:family="table-column">
      <style:table-column-properties style:column-width="10.807cm"/>
    </style:style>
    <style:style style:name="Таблица2.B" style:family="table-column">
      <style:table-column-properties style:column-width="1.321cm"/>
    </style:style>
    <style:style style:name="Таблица2.C" style:family="table-column">
      <style:table-column-properties style:column-width="4.867cm"/>
    </style:style>
    <style:style style:name="Таблица2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Таблица2.C1" style:family="table-cell">
      <style:table-cell-properties style:vertical-align="middle" fo:padding="0.049cm" fo:border="0.018cm solid #000000"/>
    </style:style>
    <style:style style:name="Таблица2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Таблица2.C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Таблица3" style:family="table">
      <style:table-properties style:width="16.995cm" table:align="left"/>
    </style:style>
    <style:style style:name="Таблица3.A" style:family="table-column">
      <style:table-column-properties style:column-width="7.65cm"/>
    </style:style>
    <style:style style:name="Таблица3.B" style:family="table-column">
      <style:table-column-properties style:column-width="9.345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6.995cm" table:align="left"/>
    </style:style>
    <style:style style:name="Таблица4.A" style:family="table-column">
      <style:table-column-properties style:column-width="1.755cm"/>
    </style:style>
    <style:style style:name="Таблица4.B" style:family="table-column">
      <style:table-column-properties style:column-width="9.902cm"/>
    </style:style>
    <style:style style:name="Таблица4.C" style:family="table-column">
      <style:table-column-properties style:column-width="5.338cm"/>
    </style:style>
    <style:style style:name="Таблица4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Таблица4.C1" style:family="table-cell">
      <style:table-cell-properties style:vertical-align="middle" fo:padding="0.049cm" fo:border="0.018cm solid #000000"/>
    </style:style>
    <style:style style:name="Таблица4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Таблица4.C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Таблица4.A3" style:family="table-cell" style:data-style-name="N0">
      <style:table-cell-properties style:vertical-align="middle" fo:padding="0.049cm" fo:border-left="0.018cm solid #000000" fo:border-right="none" fo:border-top="none" fo:border-bottom="0.018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63cm" style:rel-column-width="12191*"/>
    </style:style>
    <style:style style:name="Таблица1.B" style:family="table-column">
      <style:table-column-properties style:column-width="13.838cm" style:rel-column-width="533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size="10pt"/>
    </style:style>
    <style:style style:name="P2" style:family="paragraph" style:parent-style-name="Table_20_Contents">
      <style:paragraph-properties fo:text-align="end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/>
    </style:style>
    <style:style style:name="P7" style:family="paragraph" style:parent-style-name="Table_20_Contents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0pt" style:font-name-asian="ArialMT" style:font-size-asian="10pt" style:font-name-complex="ArialMT" style:font-size-complex="10pt"/>
    </style:style>
    <style:style style:name="P8" style:family="paragraph" style:parent-style-name="Table_20_Contents">
      <style:paragraph-properties fo:text-align="end" style:justify-single-word="false" fo:padding="0cm" fo:border="none"/>
    </style:style>
    <style:style style:name="P9" style:family="paragraph" style:parent-style-name="Table_20_Contents">
      <style:paragraph-properties fo:text-align="end" style:justify-single-word="false" fo:padding="0cm" fo:border="none"/>
      <style:text-properties fo:font-weight="bold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fo:font-size="12pt" fo:font-weight="bold"/>
    </style:style>
    <style:style style:name="P12" style:family="paragraph" style:parent-style-name="Text_20_body">
      <style:paragraph-properties fo:margin-top="0cm" fo:margin-bottom="0cm"/>
      <style:text-properties fo:font-size="10pt"/>
    </style:style>
    <style:style style:name="P13" style:family="paragraph" style:parent-style-name="Text_20_body">
      <style:paragraph-properties fo:margin-top="0cm" fo:margin-bottom="0cm"/>
      <style:text-properties fo:font-size="10pt" fo:font-style="italic" fo:font-weight="bold"/>
    </style:style>
    <style:style style:name="P14" style:family="paragraph" style:parent-style-name="Text_20_body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9pt" fo:font-weight="bold" style:font-name-asian="ArialMT" style:font-size-asian="9pt" style:font-weight-asian="bold" style:font-name-complex="ArialMT" style:font-size-complex="9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0pt" fo:font-style="italic"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Получатель<text:line-break/>ИНН 7805399430 / КПП 771401001 ООО «Ваан»</text:p>
          </table:table-cell>
          <table:table-cell table:style-name="Таблица2.A1" office:value-type="string">
            <text:p text:style-name="P4"><text:line-break/>Сч. №</text:p>
          </table:table-cell>
          <table:table-cell table:style-name="Таблица2.C1" office:value-type="string">
            <text:p text:style-name="Table_20_Contents"><text:line-break/>40702810787880000803</text:p>
          </table:table-cell>
        </table:table-row>
        <table:table-row>
          <table:table-cell table:style-name="Таблица2.A2" table:number-rows-spanned="2" office:value-type="string">
            <text:p text:style-name="Table_20_Contents">Банк получателя<text:line-break/>в МОСКОВСКИЙ ФИЛИАЛ ПАО РОСБАНК Г. МОСКВА </text:p>
          </table:table-cell>
          <table:table-cell table:style-name="Таблица2.A2" office:value-type="string">
            <text:p text:style-name="P4">БИК</text:p>
          </table:table-cell>
          <table:table-cell table:style-name="Таблица2.C2" table:number-rows-spanned="2" office:value-type="string">
            <text:p text:style-name="Table_20_Contents">044583272<text:line-break/>30101810000000000272</text:p>
          </table:table-cell>
        </table:table-row>
        <table:table-row>
          <table:covered-table-cell/>
          <table:table-cell table:style-name="Таблица2.A2" office:value-type="string">
            <text:p text:style-name="P4">Сч. №</text:p>
          </table:table-cell>
          <table:covered-table-cell/>
        </table:table-row>
      </table:table>
      <text:p text:style-name="Text_20_body"/>
      <text:p text:style-name="P11">СЧЕТ № {$num_bs} от {$datetext_1} г.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Заказчик: {$fio_emp}</text:p>
          </table:table-cell>
          <table:table-cell table:style-name="Таблица3.A1" office:value-type="string">
            <text:p text:style-name="P1">Телефон: {$phone}</text:p>
          </table:table-cell>
        </table:table-row>
      </table:table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">№</text:p>
          </table:table-cell>
          <table:table-cell table:style-name="Таблица4.A1" office:value-type="string">
            <text:p text:style-name="P4">Наименование</text:p>
          </table:table-cell>
          <table:table-cell table:style-name="Таблица4.C1" office:value-type="string">
            <text:p text:style-name="P4">Сумма, руб.</text:p>
          </table:table-cell>
        </table:table-row>
        <table:table-row>
          <table:table-cell table:style-name="Таблица4.A2" office:value-type="string">
            <text:p text:style-name="P4">1</text:p>
          </table:table-cell>
          <table:table-cell table:style-name="Таблица4.A2" office:value-type="string">
            <text:p text:style-name="P3">Зарезервированная сумма, предназначенная для Осуществления выплаты Исполнителю Стоимости Работы по договору {$num_bs}</text:p>
          </table:table-cell>
          <table:table-cell table:style-name="Таблица4.C2" office:value-type="string">
            <text:p text:style-name="P2">{$price_price}</text:p>
          </table:table-cell>
        </table:table-row>
        <table:table-row>
          <table:table-cell table:style-name="Таблица4.A3" office:value-type="float" office:value="2">
            <text:p text:style-name="P4">2</text:p>
          </table:table-cell>
          <table:table-cell table:style-name="Таблица4.A2" office:value-type="string">
            <text:p text:style-name="P3">Вознаграждение Общества</text:p>
          </table:table-cell>
          <table:table-cell table:style-name="Таблица4.C2" office:value-type="string">
            <text:p text:style-name="P2">{$nonds_commision}</text:p>
          </table:table-cell>
        </table:table-row>
        <table:table-row>
          <table:table-cell table:style-name="Таблица4.A2" table:number-columns-spanned="2" office:value-type="string">
            <text:p text:style-name="P8">Итого:</text:p>
          </table:table-cell>
          <table:covered-table-cell/>
          <table:table-cell table:style-name="Таблица4.C2" office:value-type="string">
            <text:p text:style-name="P5">{$nondstotal_price}</text:p>
          </table:table-cell>
        </table:table-row>
        <table:table-row>
          <table:table-cell table:style-name="Таблица4.A2" table:number-columns-spanned="2" office:value-type="string">
            <text:p text:style-name="P8">Сумма НДС:</text:p>
          </table:table-cell>
          <table:covered-table-cell/>
          <table:table-cell table:style-name="Таблица4.C2" office:value-type="string">
            <text:p text:style-name="P5">{$pricends_commision}</text:p>
          </table:table-cell>
        </table:table-row>
        <table:table-row>
          <table:table-cell table:style-name="Таблица4.A2" table:number-columns-spanned="2" office:value-type="string">
            <text:p text:style-name="P9">Всего к оплате:</text:p>
          </table:table-cell>
          <table:covered-table-cell/>
          <table:table-cell table:style-name="Таблица4.C2" office:value-type="string">
            <text:p text:style-name="P6">{$price_reserve_price}</text:p>
          </table:table-cell>
        </table:table-row>
      </table:table>
      <text:p text:style-name="P10"/>
      <text:p text:style-name="P13">К оплате: {$pricelong_reserve_price} </text:p>
      <text:p text:style-name="P10"/>
      <text:p text:style-name="P12">Руководитель предприятия<text:span text:style-name="T3">                                                                </text:span>(В.О. Тарханов)</text:p>
      <text:p text:style-name="Text_20_body"/>
      <text:p text:style-name="P14">Образец заполнения поля "Назначение платежа" <text:s/>в платежном поручении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{$num_bs}</text:p>
          </table:table-cell>
          <table:table-cell table:style-name="Таблица1.B1" office:value-type="string">
            <text:p text:style-name="P7">Оплата по договору-оферте № {$num_bs} от {$date_offer}. Вознаграждение ООО "Ваан"- {$price_commision}, в т.ч. НДС 18% с вознаграждения ООО "Ваан"- {$pricends_commision}</text:p>
          </table:table-cell>
        </table:table-row>
      </table:table>
      <text:p text:style-name="Text_20_body"/>
      <text:p text:style-name="P10"><text:span text:style-name="T2">Условия для расчетов:</text:span><text:span text:style-name="T1"><text:line-break/>1. Cчет действителен в течение пяти дней.<text:line-break/>2. </text:span><text:span text:style-name="T1">При заполнении платежного поручения поле "Назначение платежа" обязательно указывайте в точности таким, как оно показано в примере. При отсутствии номера договора, сумм, комиссий и т.д. могут возникнуть трудности при зачислении платеж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Заголовок_20_3.title" style:display-name="Заголовок 3.title" style:family="paragraph" style:parent-style-name="Heading_20_3">
      <style:paragraph-properties fo:margin="100%" fo:margin-left="0.254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Заголовок_20_списка.payment" style:display-name="Заголовок списка.payment" style:family="paragraph" style:parent-style-name="List_20_Heading"/>
    <style:style style:name="Содержимое_20_списка.payment" style:display-name="Содержимое списка.payment" style:family="paragraph" style:parent-style-name="List_20_Contents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</dc:title>
    <dc:date>2015-03-06T13:37:11</dc:date>
    <meta:generator>OpenOffice/4.0.1$Unix OpenOffice.org_project/401m5$Build-9714</meta:generator>
    <meta:editing-duration>PT8H32M</meta:editing-duration>
    <meta:editing-cycles>21</meta:editing-cycles>
    <meta:document-statistic meta:table-count="4" meta:image-count="0" meta:object-count="0" meta:page-count="1" meta:paragraph-count="31" meta:word-count="144" meta:character-count="1225"/>
    <dc:creator>Алексей Казаков</dc:creator>
  </office:meta>
</office:document-meta>
</file>